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ef38c"/>
    </style:style>
    <style:style style:name="P3" style:family="paragraph" style:parent-style-name="Standard">
      <style:paragraph-properties fo:text-align="justify" style:justify-single-word="false"/>
      <style:text-properties officeooo:paragraph-rsid="001078c2"/>
    </style:style>
    <style:style style:name="P4" style:family="paragraph" style:parent-style-name="Standard">
      <style:paragraph-properties fo:text-align="justify" style:justify-single-word="false"/>
      <style:text-properties officeooo:paragraph-rsid="001808db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078c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808d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078c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8bca" officeooo:paragraph-rsid="000d8bc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4a934" officeooo:paragraph-rsid="0004a934"/>
    </style:style>
    <style:style style:name="P12" style:family="paragraph" style:parent-style-name="Standard">
      <style:paragraph-properties fo:text-align="justify" style:justify-single-word="false"/>
      <style:text-properties officeooo:rsid="0006c456" officeooo:paragraph-rsid="0006c456"/>
    </style:style>
    <style:style style:name="P13" style:family="paragraph" style:parent-style-name="Standard">
      <style:paragraph-properties fo:text-align="justify" style:justify-single-word="false"/>
      <style:text-properties officeooo:rsid="0008ab07" officeooo:paragraph-rsid="0008ab07"/>
    </style:style>
    <style:style style:name="P14" style:family="paragraph" style:parent-style-name="Standard">
      <style:paragraph-properties fo:text-align="justify" style:justify-single-word="false"/>
      <style:text-properties officeooo:rsid="000aa6e8" officeooo:paragraph-rsid="000aa6e8"/>
    </style:style>
    <style:style style:name="P15" style:family="paragraph" style:parent-style-name="Standard">
      <style:paragraph-properties fo:text-align="justify" style:justify-single-word="false"/>
      <style:text-properties officeooo:rsid="000c85f6" officeooo:paragraph-rsid="000c85f6"/>
    </style:style>
    <style:style style:name="P16" style:family="paragraph" style:parent-style-name="Standard">
      <style:paragraph-properties fo:text-align="justify" style:justify-single-word="false"/>
      <style:text-properties officeooo:rsid="000ef38c" officeooo:paragraph-rsid="000ef38c"/>
    </style:style>
    <style:style style:name="P17" style:family="paragraph" style:parent-style-name="Standard">
      <style:paragraph-properties fo:text-align="justify" style:justify-single-word="false"/>
      <style:text-properties officeooo:rsid="001253a0" officeooo:paragraph-rsid="001253a0"/>
    </style:style>
    <style:style style:name="P18" style:family="paragraph" style:parent-style-name="Standard">
      <style:paragraph-properties fo:text-align="justify" style:justify-single-word="false"/>
      <style:text-properties officeooo:rsid="001253a0" officeooo:paragraph-rsid="001808db"/>
    </style:style>
    <style:style style:name="P19" style:family="paragraph" style:parent-style-name="Standard">
      <style:paragraph-properties fo:text-align="justify" style:justify-single-word="false"/>
      <style:text-properties officeooo:rsid="001808db" officeooo:paragraph-rsid="001808db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0d8bca" officeooo:paragraph-rsid="000d8bca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8bca" officeooo:paragraph-rsid="000d8bc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8bca" officeooo:paragraph-rsid="001808db" style:font-style-asian="normal" style:font-weight-asian="normal" style:font-style-complex="normal" style:font-weight-complex="normal"/>
    </style:style>
    <style:style style:name="T1" style:family="text">
      <style:text-properties officeooo:rsid="000452f3"/>
    </style:style>
    <style:style style:name="T2" style:family="text">
      <style:text-properties officeooo:rsid="0004a934"/>
    </style:style>
    <style:style style:name="T3" style:family="text">
      <style:text-properties officeooo:rsid="0006c456"/>
    </style:style>
    <style:style style:name="T4" style:family="text">
      <style:text-properties officeooo:rsid="0008ab07"/>
    </style:style>
    <style:style style:name="T5" style:family="text">
      <style:text-properties officeooo:rsid="000907b5"/>
    </style:style>
    <style:style style:name="T6" style:family="text">
      <style:text-properties officeooo:rsid="000aa6e8"/>
    </style:style>
    <style:style style:name="T7" style:family="text">
      <style:text-properties officeooo:rsid="000c85f6"/>
    </style:style>
    <style:style style:name="T8" style:family="text">
      <style:text-properties officeooo:rsid="000d8bca"/>
    </style:style>
    <style:style style:name="T9" style:family="text">
      <style:text-properties officeooo:rsid="000ef38c"/>
    </style:style>
    <style:style style:name="T10" style:family="text">
      <style:text-properties officeooo:rsid="00111e56"/>
    </style:style>
    <style:style style:name="T11" style:family="text">
      <style:text-properties officeooo:rsid="001253a0"/>
    </style:style>
    <style:style style:name="T12" style:family="text">
      <style:text-properties officeooo:rsid="00162597"/>
    </style:style>
    <style:style style:name="T13" style:family="text">
      <style:text-properties officeooo:rsid="0017f2e6"/>
    </style:style>
    <style:style style:name="T14" style:family="text">
      <style:text-properties officeooo:rsid="001808db"/>
    </style:style>
    <style:style style:name="T15" style:family="text">
      <style:text-properties officeooo:rsid="0018c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Story:</text:p>
      <text:p text:style-name="P1"/>
      <text:p text:style-name="P1">As a guest, I would like to <text:span text:style-name="T1">login to my account so that I can </text:span><text:span text:style-name="T13">use the site.</text:span></text:p>
      <text:p text:style-name="P1"/>
      <text:p text:style-name="P5">Acceptance Criteria:</text:p>
      <text:p text:style-name="P5"/>
      <text:p text:style-name="P1">Scenario #1: Successful <text:span text:style-name="T1">login.</text:span></text:p>
      <text:p text:style-name="P1"/>
      <text:p text:style-name="P1">Given: Guest <text:span text:style-name="T1">navigates to the </text:span><text:span text:style-name="T2">L</text:span><text:span text:style-name="T1">ogin page.</text:span></text:p>
      <text:p text:style-name="P1">When: Guest <text:span text:style-name="T1">enters </text:span><text:span text:style-name="T2">correct </text:span><text:span text:style-name="T1">username and password </text:span><text:span text:style-name="T2">and clicks ‘Login’.</text:span></text:p>
      <text:p text:style-name="P1">Then: <text:span text:style-name="T2">Guest is redirected to the Users page.</text:span></text:p>
      <text:p text:style-name="P1"/>
      <text:p text:style-name="P1">Scenario #2: <text:span text:style-name="T2">Username or password field left blank.</text:span></text:p>
      <text:p text:style-name="P1"/>
      <text:p text:style-name="P1">Given: Guest <text:span text:style-name="T2">navigates to the Login page.</text:span></text:p>
      <text:p text:style-name="P1">When: Guest <text:span text:style-name="T2">leaves either the username or password field blank and clicks ‘Login’.</text:span></text:p>
      <text:p text:style-name="P1">Then: “<text:span text:style-name="T2">Please fill out this field” message is displayed.</text:span></text:p>
      <text:p text:style-name="P1"/>
      <text:p text:style-name="P11">Scenario #3: Incorrect details entered.</text:p>
      <text:p text:style-name="P11"/>
      <text:p text:style-name="P11">Given: Guest navigates to the Login page.</text:p>
      <text:p text:style-name="P11">When: Guest enters either an incorrect username or password and clicks ‘Login’.</text:p>
      <text:p text:style-name="P11">Then: “This username or password does not exist” message displayed.</text:p>
      <text:p text:style-name="P1"/>
      <text:p text:style-name="P8">User Story:</text:p>
      <text:p text:style-name="P8"/>
      <text:p text:style-name="P1">As a guest, I would like to <text:span text:style-name="T2">change my password.</text:span></text:p>
      <text:p text:style-name="P1"/>
      <text:p text:style-name="P5">Acceptance Criteria:</text:p>
      <text:p text:style-name="P5"/>
      <text:p text:style-name="P1">Scenario #1: <text:span text:style-name="T2">Guest has forgotten their password.</text:span></text:p>
      <text:p text:style-name="P1"/>
      <text:p text:style-name="P1">Given: Guest <text:span text:style-name="T2">navigates to the Login page and cannot remember their password.</text:span></text:p>
      <text:p text:style-name="P1">When: <text:span text:style-name="T2">Guest clicks ‘Forgot password’.</text:span></text:p>
      <text:p text:style-name="P1">Then: <text:span text:style-name="T3">Prompt appears for guest to enter their email address.</text:span></text:p>
      <text:p text:style-name="P12">When: Guest enters an email address that matches a current user.</text:p>
      <text:p text:style-name="P1">Then: <text:span text:style-name="T3">Password reset email is sent to that email address.</text:span></text:p>
      <text:p text:style-name="P12">When: <text:span text:style-name="T5">Guest</text:span> clicks on ‘Reset Password’ in the email.</text:p>
      <text:p text:style-name="P12">Then: Login page updates <text:span text:style-name="T4">with two fields for new password.</text:span></text:p>
      <text:p text:style-name="P13">When: Guest types a<text:span text:style-name="T6">n identical new password in both fields.</text:span></text:p>
      <text:p text:style-name="P12">Then: “<text:span text:style-name="T4">Password successfully updated.”</text:span></text:p>
      <text:p text:style-name="P1">And: <text:span text:style-name="T4">Guest redirected to </text:span><text:span text:style-name="T6">Login page.</text:span></text:p>
      <text:p text:style-name="P1"/>
      <text:p text:style-name="P1">Scenario #2: <text:span text:style-name="T3">Guest is logged in and would like to update their password.</text:span></text:p>
      <text:p text:style-name="P1"/>
      <text:p text:style-name="P1">Given: G<text:span text:style-name="T6">uest navigates to the User page.</text:span></text:p>
      <text:p text:style-name="P1">When: Guest <text:span text:style-name="T6">clicks ‘Change password’.</text:span></text:p>
      <text:p text:style-name="P1">Then: <text:span text:style-name="T6">Page updates to display an ‘Old password’ field, along with two ‘New password’ fields.</text:span></text:p>
      <text:p text:style-name="P14">When: Guest enters their current password <text:span text:style-name="T7">in the ‘Old password’ field.</text:span></text:p>
      <text:p text:style-name="P15">And: <text:span text:style-name="T4">Guest types a</text:span><text:span text:style-name="T6">n identical new password in both ‘</text:span>New password’ fields.</text:p>
      <text:p text:style-name="P14">Then: “Password successfully updated.”</text:p>
      <text:p text:style-name="P1">And: <text:span text:style-name="T6">Guest redirected to Users page.</text:span></text:p>
      <text:p text:style-name="P1"/>
      <text:p text:style-name="P8">User Story:</text:p>
      <text:p text:style-name="P8"/>
      <text:p text:style-name="P1">As a <text:span text:style-name="T8">guest, I would like to see the list of events so that I can sign up </text:span><text:span text:style-name="T12">to one.</text:span></text:p>
      <text:p text:style-name="P1"/>
      <text:p text:style-name="P5"><text:soft-page-break/>Acceptance Criteria:</text:p>
      <text:p text:style-name="P5"/>
      <text:p text:style-name="P1">Scenario <text:span text:style-name="T8">#1</text:span>: <text:span text:style-name="T8">Guest wants to sign up for a new event.</text:span></text:p>
      <text:p text:style-name="P1"/>
      <text:p text:style-name="P1">Given: <text:span text:style-name="T8">Guest </text:span><text:span text:style-name="T9">is logged in and </text:span><text:span text:style-name="T8">navigates to the Current Events page.</text:span></text:p>
      <text:p text:style-name="P1">When: <text:span text:style-name="T8">Guest clicks on an event.</text:span></text:p>
      <text:p text:style-name="P1">Then: <text:span text:style-name="T8">Guest is redirected to the Check In page for that event.</text:span></text:p>
      <text:p text:style-name="P1">When: <text:span text:style-name="T8">Guest enters their details into the relevant fields and clicks ‘Check In’.</text:span></text:p>
      <text:p text:style-name="P1">Then: “<text:span text:style-name="T8">Successfully checked in to (enter event name).”</text:span></text:p>
      <text:p text:style-name="P1"><text:span text:style-name="T9">And</text:span>: <text:span text:style-name="T9">Guest redirected to the Current Events page.</text:span></text:p>
      <text:p text:style-name="P1"/>
      <text:p text:style-name="P16">Scenario #2: Guest attempts to sign up for an event they are already marked as attending.</text:p>
      <text:p text:style-name="P16"/>
      <text:p text:style-name="P2">Given: <text:span text:style-name="T8">Guest </text:span><text:span text:style-name="T9">is logged in and </text:span><text:span text:style-name="T8">navigates to the Current Events page.</text:span></text:p>
      <text:p text:style-name="P16">When: <text:span text:style-name="T8">Guest clicks on an event </text:span>that they have already signed up for.</text:p>
      <text:p text:style-name="P16">Then: “You <text:span text:style-name="T10">are</text:span> already checked in to this event.”</text:p>
      <text:p text:style-name="P16">And: Guest redirected to the Current Events page.</text:p>
      <text:p text:style-name="P16"/>
      <text:p text:style-name="P9">User Story:</text:p>
      <text:p text:style-name="P9"/>
      <text:p text:style-name="P3">As a <text:span text:style-name="T8">guest, I would like to see </text:span><text:span text:style-name="T11">the events that I have signed up for so that I can cancel one of them.</text:span></text:p>
      <text:p text:style-name="P3"/>
      <text:p text:style-name="P6">Acceptance Criteria:</text:p>
      <text:p text:style-name="P6"/>
      <text:p text:style-name="P3">Scenario <text:span text:style-name="T8">#1</text:span>: <text:span text:style-name="T8">Guest wants to </text:span><text:span text:style-name="T11">remove their sign up for an event.</text:span></text:p>
      <text:p text:style-name="P3"/>
      <text:p text:style-name="P3">Given: <text:span text:style-name="T8">Guest </text:span><text:span text:style-name="T9">is logged in and </text:span><text:span text:style-name="T8">navigates to the </text:span><text:span text:style-name="T11">Users page.</text:span></text:p>
      <text:p text:style-name="P3">When: <text:span text:style-name="T8">Guest clicks on ‘</text:span><text:span text:style-name="T11">Events’ tab.</text:span></text:p>
      <text:p text:style-name="P3">Then: <text:span text:style-name="T8">Guest is </text:span><text:span text:style-name="T11">displayed a list of events that they have signed up for.</text:span></text:p>
      <text:p text:style-name="P3">When: <text:span text:style-name="T8">Guest </text:span><text:span text:style-name="T11">clicks ‘Cancel Check In’ next to the relevant event.</text:span></text:p>
      <text:p text:style-name="P3">Then: “<text:span text:style-name="T11">Are you sure you would like to cancel your check in to</text:span><text:span text:style-name="T8"> (enter event name)?”</text:span></text:p>
      <text:p text:style-name="P17">When: Guest clicks ‘Yes’.</text:p>
      <text:p text:style-name="P17">Then: “You have successfully removed your check in to (enter event name).”</text:p>
      <text:p text:style-name="P17">And: Guest redirected to ‘Events’ tab <text:span text:style-name="T14">in Users page</text:span>.</text:p>
      <text:p text:style-name="P1"/>
      <text:p text:style-name="P10">User Story:</text:p>
      <text:p text:style-name="P20"/>
      <text:p text:style-name="P21">As a guest, I would like to pay for an event that I have signed up for.</text:p>
      <text:p text:style-name="P21"/>
      <text:p text:style-name="P7">Acceptance Criteria:</text:p>
      <text:p text:style-name="P7"/>
      <text:p text:style-name="P4">Scenario <text:span text:style-name="T8">#1</text:span>: <text:span text:style-name="T8">Guest wants to </text:span><text:span text:style-name="T14">pay for an event.</text:span></text:p>
      <text:p text:style-name="P4"/>
      <text:p text:style-name="P4">Given: <text:span text:style-name="T8">Guest </text:span><text:span text:style-name="T9">is logged in and </text:span><text:span text:style-name="T8">navigates to the </text:span><text:span text:style-name="T11">Users page.</text:span></text:p>
      <text:p text:style-name="P4">When: <text:span text:style-name="T8">Guest clicks on ‘</text:span><text:span text:style-name="T11">Events’ tab.</text:span></text:p>
      <text:p text:style-name="P4">Then: <text:span text:style-name="T8">Guest is </text:span><text:span text:style-name="T11">displayed a list of events that they have signed up for.</text:span></text:p>
      <text:p text:style-name="P4">When: <text:span text:style-name="T8">Guest </text:span><text:span text:style-name="T11">clicks ‘</text:span><text:span text:style-name="T14">Pay for Event</text:span><text:span text:style-name="T11">’ next to the relevant event.</text:span></text:p>
      <text:p text:style-name="P4">Then: <text:span text:style-name="T14">Using Stripe, Guest is redirected to payment page.</text:span></text:p>
      <text:p text:style-name="P19">Then: Guest uses payment method of their choice to pay for the event.</text:p>
      <text:p text:style-name="P18">When: <text:span text:style-name="T14">Payment is processed successfully.</text:span></text:p>
      <text:p text:style-name="P18">Then: “You have successfully <text:span text:style-name="T14">paid for</text:span> (enter event name).”</text:p>
      <text:p text:style-name="P18">And: Guest redirected to ‘Events’ tab <text:span text:style-name="T15">in</text:span> <text:span text:style-name="T14">Users page</text:span>.</text:p>
      <text:p text:style-name="P19">And: ‘Pay for Event’ button next to the relevant event is updated to ‘Event Paid For’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AU" style:letter-kerning="false" style:font-name-asian="Times New Roman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n" fo:country="AU" style:letter-kerning="false" style:font-name-asian="Times New Roman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font-size="12pt" fo:font-style="italic" style:font-size-asian="12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ke Antoncich</meta:initial-creator>
    <meta:editing-cycles>19</meta:editing-cycles>
    <meta:creation-date>2022-08-17T06:59:00</meta:creation-date>
    <dc:date>2022-09-19T21:34:55.264483698</dc:date>
    <meta:editing-duration>PT2H2M4S</meta:editing-duration>
    <meta:generator>LibreOffice/7.3.5.2$Linux_X86_64 LibreOffice_project/30$Build-2</meta:generator>
    <meta:document-statistic meta:table-count="0" meta:image-count="0" meta:object-count="0" meta:page-count="2" meta:paragraph-count="78" meta:word-count="711" meta:character-count="4084" meta:non-whitespace-character-count="3451"/>
    <meta:user-defined meta:name="AppVersion">16.0000</meta:user-defined>
    <meta:template xlink:type="simple" xlink:actuate="onRequest" xlink:title="Normal" xlink:href=""/>
  </office:meta>
</office:document-meta>
</file>